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fo:text-align="center" style:justify-single-word="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3" style:family="paragraph" style:parent-style-name="Default">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4" style:family="paragraph" style:parent-style-name="Default">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5" style:family="paragraph" style:parent-style-name="Default">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6"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7" style:family="paragraph" style:parent-style-name="Default">
      <style:paragraph-properties style:text-autospace="none"/>
    </style:style>
    <style:style style:name="P8"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9" style:family="paragraph" style:parent-style-name="Default">
      <style:paragraph-properties fo:margin-left="0in" fo:margin-right="0in" fo:text-indent="0in" style:auto-text-indent="false"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0"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1"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2"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13" style:family="paragraph" style:parent-style-name="Default">
      <style:paragraph-properties fo:margin-left="0in" fo:margin-right="0in" fo:margin-top="0in" fo:margin-bottom="0in" fo:text-indent="0in" style:auto-text-indent="false" style:text-autospace="none"/>
    </style:style>
    <style:style style:name="P14" style:family="paragraph" style:parent-style-name="Standard">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5"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6"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7"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18" style:family="paragraph" style:parent-style-name="Default">
      <style:paragraph-properties fo:margin-left="0.5in" fo:margin-right="0in" fo:text-indent="0in" style:auto-text-indent="false" style:text-autospace="none"/>
    </style:style>
    <style:style style:name="P19" style:family="paragraph" style:parent-style-name="Standard">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20" style:family="paragraph" style:parent-style-name="Default" style:list-style-name="L1">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1" style:family="paragraph" style:parent-style-name="Default">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2" style:family="paragraph" style:parent-style-name="Default">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23" style:family="paragraph" style:parent-style-name="Default">
      <style:paragraph-properties fo:text-align="start" style:justify-single-word="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24"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25"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6"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27"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28"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P29"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30"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31" style:family="paragraph" style:parent-style-name="Default">
      <style:paragraph-properties fo:margin-left="0in" fo:margin-right="0in" fo:text-indent="0in" style:auto-text-indent="false"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32" style:family="paragraph" style:parent-style-name="Standard">
      <style:paragraph-properties fo:text-align="start" style:justify-single-word="false" style:text-autospace="none"/>
      <style:text-properties fo:color="#000000" style:text-line-through-style="none" style:font-name="Times New Roman1" fo:font-size="11.5pt" fo:language="pl" fo:country="PL" style:text-underline-style="none" style:font-name-asian="Times New Roman1" style:font-size-asian="11.5pt" style:font-name-complex="Times New Roman1" style:font-size-complex="11.5pt"/>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T4"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6" style:family="text">
      <style:text-properties fo:font-style="italic" style:font-style-asian="italic" style:font-style-complex="italic"/>
    </style:style>
    <style:style style:name="T7" style:family="text">
      <style:text-properties fo:text-transform="capitalize"/>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tyle="normal" style:font-style-asian="normal" style:font-style-complex="normal"/>
    </style:style>
    <style:style style:name="T11" style:family="text">
      <style:text-properties style:text-position="super 58%"/>
    </style:style>
    <style:style style:name="T12"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2">Marcin Stolarek</text:span></text:p>
      <text:p text:style-name="P32"><text:span text:style-name="T12">marcin.stolarek@igf.fuw.edu.pl</text:span></text:p>
      <text:p text:style-name="P32"><text:span text:style-name="T12"/></text:p>
      <text:p text:style-name="P23"><text:span text:style-name="T12"><text:tab/><text:tab/><text:tab/><text:tab/><text:tab/><text:tab/><text:tab/><text:tab/><text:tab/>Warszawa, 23.03.2016</text:span></text:p>
      <text:p text:style-name="P23"><text:span text:style-name="T1"/></text:p>
      <text:p text:style-name="P1"><text:span text:style-name="T1"><text:s/></text:span><text:span text:style-name="T2">Lista publikacji</text:span></text:p>
      <text:p text:style-name="P2"/>
      <text:p text:style-name="P3">Publikacje w czasopismach:</text:p>
      <text:p text:style-name="P5"><text:s/>-z listy JCR:</text:p>
      <text:p text:style-name="P30"><text:tab/>•<text:span text:style-name="T6">Asymmetric transmission of terahertz radiation through a double grating</text:span></text:p>
      <text:p text:style-name="P15">Optics Letters Tom 38 Nr 6 r. 2013, str. 839-841 </text:p>
      <text:p text:style-name="P15">Marcin Stolarek, Dmitriy Yavorskiy, Rafał Kotyński, Carlos Zapata Rodríguez, Jerzy Łusakowski, Tomasz Szoplik</text:p>
      <text:p text:style-name="P9"/>
      <text:list xml:id="list460094242281607245" text:style-name="L1">
        <text:list-header>
          <text:p text:style-name="P20">•<text:span text:style-name="T6">Asymmetric transmission of radially polarized THz radiation through a double circular grating</text:span></text:p>
          <text:p text:style-name="P20">Optics Express, Vol. 22, Issue 25, pp. 30547-30552 r. 2014</text:p>
          <text:p text:style-name="P20">Dmitriy Yavorskiy, Marcin Stolarek, Jerzy Łusakowski and Rafał Kotyński</text:p>
        </text:list-header>
      </text:list>
      <text:p text:style-name="P15"/>
      <text:p text:style-name="P19"><text:span text:style-name="T8"><text:tab/>•</text:span><text:span text:style-name="T9">Multilayer metamaterial absorbers inspired by perfectly matched layers</text:span></text:p>
      <text:p text:style-name="P6"><text:tab/>Optical and Quantum Electronics, January 2015, Volume 47, Issue 1, pp 89-97</text:p>
      <text:p text:style-name="P4"><text:span text:style-name="T8"><text:tab/>Anna Pastuszczak, Marcin Stolarek, Tomasz J. Antosiewicz, Rafał Kotyński</text:span><text:tab/></text:p>
      <text:p text:style-name="P30"/>
      <text:p text:style-name="P15">•<text:span text:style-name="T6">Engineering the point spread function of layered metamaterials</text:span> </text:p>
      <text:p text:style-name="P15">Opto-Electronics Review Tom 21 Nr 4 r. 2013, str. 355-366</text:p>
      <text:p text:style-name="P15">Anna Pastuszczsak, Marcin Stolarek, Rafał Kotyński</text:p>
      <text:p text:style-name="P30"><text:s/>-innych:</text:p>
      <text:p text:style-name="P30"><text:tab/>•<text:span text:style-name="T6">Spatial filtering with rough metal-dielectric layered metamaterials</text:span> </text:p>
      <text:p text:style-name="P15"><text:span text:style-name="T7">Photonics Letters of Poland</text:span> Tom 5 Nr 2 r. 2013, str. 60-62</text:p>
      <text:p text:style-name="P15">Marcin Stolarek, Piotr Wróbel, Tomasz Stefaniuk, Mateusz Wlazło, Anna Pastuszczak, Rafał Kotyński</text:p>
      <text:p text:style-name="P5"/>
      <text:p text:style-name="P3">Rozdziały w książkach:</text:p>
      <text:p text:style-name="P12"/>
      <text:p text:style-name="P15">•<text:span text:style-name="T6">Seamless Access to the PL-Grid e-Infrastructure Using UNICORE Middleware</text:span> </text:p>
      <text:p text:style-name="P15">Building a National Distributed e-Infrastructure–PL-Grid, str. 10.1007/978-3-642-28267-6_5 / 56-72, Springer Berlin Heidelberg, r. 2012 </text:p>
      <text:p text:style-name="P15">Krzysztof Benedyczak, Marcin Stolarek, Radosław Rowicki, Rafał Kluszczyński, Marcelina Borcz, G. Marczak, Maciej Filocha, Piotr Bała</text:p>
      <text:p text:style-name="P5"/>
      <text:p text:style-name="P10"/>
      <text:p text:style-name="P15">•<text:span text:style-name="T6">Polish Contribution to the Worldwide LHC Computing</text:span> </text:p>
      <text:p text:style-name="P18"><text:span text:style-name="T3">Building a National Distributed e-Infranstucture </text:span><text:span text:style-name="T4">- PL-Grid. Scientific and Technical Archievements, str. 285-300, Springer Berlin Heidelberg, r. 2012 </text:span></text:p>
      <text:p text:style-name="P16">Artur Binczewski, Michał Bluj, Antoni Cyz, Michał Dwużnik, Maciej Filocha, Łukasz Flis, 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Marcin Stolarek, Tomasz Szepieniec, Tadeusz Szymocha, Michał Turała, Karol Wawrzyniak, Wojciech Wiślicki, Mariusz Witek, Paweł Wolniewicz</text:p>
      <text:p text:style-name="P6"/>
      <text:p text:style-name="P4">Publikacje konferencyjne:</text:p>
      <text:p text:style-name="P4"><text:span text:style-name="T8"><text:tab/>•</text:span><text:span text:style-name="T9">Perfectly matched layer based multilayer absorbers</text:span></text:p>
      <text:p text:style-name="P4"><text:span text:style-name="T8"><text:tab/></text:span><text:span text:style-name="T8">Proceedings of SPIE - The International Society for Optical Engineering 2015</text:span></text:p>
      <text:p text:style-name="P6"><text:tab/>Tomasz Stefaniuk, Marcin Stolarek, Anna Pastuszczak, Piotr Wróbel, Bartosz Wieciech, Tomasz J. <text:tab/><text:tab/><text:tab/>Antosiewicz, Rafał Kotyński </text:p>
      <text:p text:style-name="P6"/>
      <text:p text:style-name="P7"><text:span text:style-name="T5"><text:tab/></text:span><text:span text:style-name="T4">•</text:span><text:span text:style-name="T9">Asymmetric transmission of transverse magnetic or radially polarized THZ waves through sub-wavelength <text:tab/><text:tab/>gratings</text:span></text:p>
      <text:p text:style-name="P6"><text:tab/>17<text:span text:style-name="T11">th</text:span> International Conference on Transparent Optical Networks 2015</text:p>
      <text:p text:style-name="P6"><text:tab/>Rafał Kotynski, Marcin Stolarek, Dmitriy Yavorskiy, Carlos Zapata-Rodriguez, Jerzy Lusakowski, Tomasz <text:tab/><text:tab/>Szoplik </text:p>
      <text:p text:style-name="P9"><text:soft-page-break/></text:p>
      <text:p text:style-name="P16">•<text:span text:style-name="T6">Layered and core shell uniaxial absorbers</text:span> </text:p>
      <text:p text:style-name="P16">16<text:span text:style-name="T11">th</text:span> International Conference on Transparent Optical Networks 2014</text:p>
      <text:p text:style-name="P17">Rafał Kotyński, Tomasz Antosiewicz., Marcin Stolarek, Anna Pastuszczak</text:p>
      <text:p text:style-name="P17"/>
      <text:p text:style-name="P28"><text:span text:style-name="T10"/></text:p>
      <text:p text:style-name="P28"><text:span text:style-name="T10">•</text:span>Linear sub-diffraction spatial filtering with plasmonic materials</text:p>
      <text:p text:style-name="P28"><text:s/><text:span text:style-name="T10">Marcin Stolarek, Anna Pastuszczak, Piotr Wróbel, Tomasz Stefaniuk, Rafał Kotynski</text:span></text:p>
      <text:p text:style-name="P17"><text:s/>15<text:span text:style-name="T11">th</text:span> <text:s/>International Conference on <text:s/>Transparent Optical Networks (ICTON), 2013</text:p>
      <text:p text:style-name="P17"/>
      <text:p text:style-name="P17">•<text:span text:style-name="T6">Broadband asymmetric transmission of THz radiation through double metallic gratings</text:span> </text:p>
      <text:p text:style-name="P16">15<text:span text:style-name="T11">th</text:span> <text:s/>International Conference on Transparent Optical Networks (ICTON), 2013, str. 6603070 / 1-4 <text:s/></text:p>
      <text:p text:style-name="P16">Marcin Stolarek, D. Yavorskiy, Rafał Kotyński, C.J.Z Rodriguez, Jerzy Łusakowski, Tomasz Szoplik</text:p>
      <text:p text:style-name="P8"/>
      <text:p text:style-name="P16">•<text:span text:style-name="T6">Metal-dielectric photonic devices for spatial filtering and image contrast enhancement</text:span> </text:p>
      <text:p text:style-name="P16"><text:s/>Proceedings of SPIE, Tom 8771 r. 2013, str. 87710J / 00-00 </text:p>
      <text:p text:style-name="P16">Anna Pastuszczak, Piotr Wróbel, Tomasz Stefaniuk, Marcin Stolarek, Mateusz Wlazło, Rafał Kotyński</text:p>
      <text:p text:style-name="P11"/>
      <text:p text:style-name="P16">•<text:span text:style-name="T6">UNICORE deployment in polish NGI. lesson learned</text:span></text:p>
      <text:p text:style-name="P16">UNICORE Summit 2012, Proceedings 15, pp. 109-119</text:p>
      <text:p text:style-name="P16">Krzysztof Benedyczak, Marcin Stolarek, Radosław Rowicki, Maciej Filocha, Piotr Bała</text:p>
      <text:p text:style-name="P16"/>
      <text:p text:style-name="P26"><text:span text:style-name="T10">•</text:span>Asymmetric transmission through a structure consisting of two photonic bandgap materials</text:p>
      <text:p text:style-name="P16">Marcin Stolarek, Rafał Kotyński</text:p>
      <text:p text:style-name="P16">Proceedings of the International Conference Days on Diffraction, DD 2012 6402783, pp. 221-224</text:p>
      <text:p text:style-name="P16"/>
      <text:p text:style-name="P26"><text:span text:style-name="T10">•</text:span>Asymmetric transmission through diffraction-free optically linear metamaterials</text:p>
      <text:p text:style-name="P16">Marcin Stolarek, Anna Pastuszczak, Rafał Kotyński</text:p>
      <text:p text:style-name="P8"><text:tab/>14<text:span text:style-name="T11">th</text:span> <text:s/>International Conference on Transparent Optical Networks,2012</text:p>
      <text:p text:style-name="P26"><text:span text:style-name="T10"/></text:p>
      <text:p text:style-name="P26"><text:span text:style-name="T10">•</text:span>Sub-diffraction linear spatial filtering with layered metamaterials</text:p>
      <text:p text:style-name="P8"><text:tab/>Anna Pastuszczak, Marcin Stolarek, Rafał Kasztelanic, Rafał Kotynski</text:p>
      <text:p text:style-name="P8"><text:tab/>14<text:span text:style-name="T11">th</text:span> <text:s/>International Conference on Transparent Optical Networks,2012</text:p>
      <text:p text:style-name="P16"/>
      <text:p text:style-name="P16">•<text:span text:style-name="T6">Terahertz properties of metallic layers and grids</text:span> </text:p>
      <text:p text:style-name="P8"><text:tab/>2012 19<text:span text:style-name="T11">th</text:span> <text:s/>International Conference on Microwaves, Radar and Wireless Communications, MIKON 2012</text:p>
      <text:p text:style-name="P16">Volume 1, 2012, Article number 6233514, Pages 271-275</text:p>
      <text:p text:style-name="P16">Jacek Szczytko, Marcin Stolarek, Barbara Piętka, Jerzy Łusakowski, Andrzej Wawro, Anna Barańska, Ewa Papis, Ramunas Adomavisius, Arunas Krotkus, Norbert Pałka, Przemysław Zagrajek</text:p>
      <text:p text:style-name="P14"/>
      <text:p text:style-name="P16">•<text:span text:style-name="T6">Slanted layered superlenses for subwavelength light manipulation</text:span> <text:s/></text:p>
      <text:p text:style-name="P16">13<text:span text:style-name="T11">th</text:span> <text:s/>International Conference on Transparent Optical Networks, art. no. 5971070 (2011)</text:p>
      <text:p text:style-name="P8"><text:tab/>Anna Pastuszczak, Marcin Stolarek, Rafał Kotyński</text:p>
      <text:p text:style-name="P8"/>
      <text:p text:style-name="P16">•<text:span text:style-name="T6">Sub-wavelength imaging using silver-dielectric metamaterial layered prism</text:span> </text:p>
      <text:p text:style-name="P16">Proceedings of SPIE, Tom 7746 r. 2010, str. 774613 </text:p>
      <text:p text:style-name="P16">Marcin Stolarek, A. Pastuszczak, Jacek Pniewski, Rafał Kotyński</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23T15:17:56</dc:date>
    <meta:editing-duration>PT2H10M10S</meta:editing-duration>
    <meta:editing-cycles>6</meta:editing-cycles>
    <meta:generator>OpenOffice.org/3.4.1$Unix OpenOffice.org_project/341m1$Build-9593</meta:generator>
    <meta:document-statistic meta:table-count="0" meta:image-count="0" meta:object-count="0" meta:page-count="2" meta:paragraph-count="70" meta:word-count="684" meta:character-count="5378"/>
  </office:meta>
</office:document-meta>
</file>